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407" officeooo:paragraph-rsid="00192407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-color="#33ff99"/>
      <style:paragraph-properties fo:text-align="center"/>
    </style:style>
    <style:style style:name="P6" style:family="paragraph">
      <loext:graphic-properties draw:fill-color="#66ff99"/>
    </style:style>
    <style:style style:name="P7" style:family="paragraph">
      <loext:graphic-properties draw:fill-color="#66ff99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26cm" fo:min-width="1.535cm" style:run-through="foreground"/>
    </style:style>
    <style:style style:name="gr3" style:family="graphic">
      <style:graphic-properties draw:textarea-horizontal-align="justify" draw:textarea-vertical-align="middle" draw:auto-grow-height="false" fo:min-height="0.674cm" fo:min-width="1.106cm" style:run-through="foreground"/>
    </style:style>
    <style:style style:name="gr4" style:family="graphic">
      <style:graphic-properties draw:textarea-horizontal-align="justify" draw:textarea-vertical-align="middle" draw:auto-grow-height="false" fo:min-height="0.674cm" fo:min-width="1.328cm" style:run-through="foreground"/>
    </style:style>
    <style:style style:name="gr5" style:family="graphic">
      <style:graphic-properties draw:textarea-horizontal-align="justify" draw:textarea-vertical-align="middle" draw:auto-grow-height="false" fo:min-height="0.639cm" fo:min-width="1.515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textarea-horizontal-align="justify" draw:textarea-vertical-align="middle" draw:auto-grow-height="false" fo:min-height="0.847cm" fo:min-width="1.879cm" style:run-through="foreground"/>
    </style:style>
    <style:style style:name="gr8" style:family="graphic">
      <style:graphic-properties draw:textarea-horizontal-align="justify" draw:textarea-vertical-align="middle" draw:auto-grow-height="false" fo:min-height="0.6cm" fo:min-width="1.012cm" style:run-through="foreground"/>
    </style:style>
    <style:style style:name="gr9" style:family="graphic">
      <style:graphic-properties draw:textarea-horizontal-align="justify" draw:textarea-vertical-align="middle" draw:auto-grow-height="false" fo:min-height="0.873cm" fo:min-width="2.275cm" style:run-through="foreground"/>
    </style:style>
    <style:style style:name="gr10" style:family="graphic">
      <style:graphic-properties draw:textarea-horizontal-align="justify" draw:textarea-vertical-align="middle" draw:auto-grow-height="false" fo:min-height="0.526cm" fo:min-width="0.767cm" style:run-through="foreground"/>
    </style:style>
    <style:style style:name="gr11" style:family="graphic">
      <style:graphic-properties draw:textarea-horizontal-align="justify" draw:textarea-vertical-align="middle" draw:auto-grow-height="false" fo:min-height="0.545cm" fo:min-width="0.787cm" style:run-through="foreground"/>
    </style:style>
    <style:style style:name="gr12" style:family="graphic">
      <style:graphic-properties draw:textarea-horizontal-align="justify" draw:textarea-vertical-align="middle" draw:auto-grow-height="false" fo:min-height="0.545cm" fo:min-width="1.293cm" style:run-through="foreground"/>
    </style:style>
    <style:style style:name="gr13" style:family="graphic">
      <style:graphic-properties draw:stroke="dash" draw:stroke-dash="Ultrafine_20_Dashed" draw:textarea-horizontal-align="center" draw:textarea-vertical-align="middle" style:run-through="foreground"/>
    </style:style>
    <style:style style:name="gr14" style:family="graphic">
      <style:graphic-properties draw:textarea-horizontal-align="justify" draw:textarea-vertical-align="middle" draw:auto-grow-height="false" fo:min-height="0.741cm" fo:min-width="1.826cm" style:run-through="foreground"/>
    </style:style>
    <style:style style:name="gr15" style:family="graphic">
      <style:graphic-properties draw:textarea-horizontal-align="justify" draw:textarea-vertical-align="middle" draw:auto-grow-height="false" fo:min-height="0.619cm" fo:min-width="1.235cm" style:run-through="foreground"/>
    </style:style>
    <style:style style:name="gr16" style:family="graphic">
      <style:graphic-properties draw:textarea-horizontal-align="justify" draw:textarea-vertical-align="middle" draw:auto-grow-height="false" fo:min-height="0.545cm" fo:min-width="0.861cm" style:run-through="foreground"/>
    </style:style>
    <style:style style:name="gr17" style:family="graphic">
      <style:graphic-properties draw:textarea-horizontal-align="justify" draw:textarea-vertical-align="middle" draw:auto-grow-height="false" fo:min-height="0.487cm" fo:min-width="1.386cm" style:run-through="foreground"/>
    </style:style>
    <style:style style:name="gr18" style:family="graphic">
      <style:graphic-properties draw:stroke="dash" draw:stroke-dash="Fine_20_Dashed" draw:textarea-horizontal-align="center" draw:textarea-vertical-align="middle" style:run-through="foreground"/>
    </style:style>
    <style:style style:name="gr19" style:family="graphic">
      <style:graphic-properties draw:textarea-horizontal-align="justify" draw:textarea-vertical-align="middle" draw:auto-grow-height="false" fo:min-height="0.953cm" fo:min-width="2.275cm" style:run-through="foreground"/>
    </style:style>
    <style:style style:name="gr20" style:family="graphic">
      <style:graphic-properties draw:textarea-horizontal-align="justify" draw:textarea-vertical-align="middle" draw:auto-grow-height="false" fo:min-height="0.467cm" fo:min-width="0.787cm" style:run-through="foreground"/>
    </style:style>
    <style:style style:name="gr21" style:family="graphic">
      <style:graphic-properties draw:textarea-horizontal-align="justify" draw:textarea-vertical-align="middle" draw:auto-grow-height="false" fo:min-height="0.58cm" fo:min-width="1.012cm" style:run-through="foreground"/>
    </style:style>
    <style:style style:name="gr22" style:family="graphic">
      <style:graphic-properties draw:textarea-horizontal-align="justify" draw:textarea-vertical-align="middle" draw:auto-grow-height="false" fo:min-height="0.6cm" fo:min-width="1.78cm" style:run-through="foreground"/>
    </style:style>
    <style:style style:name="gr23" style:family="graphic">
      <style:graphic-properties draw:fill-color="#33ff99" draw:textarea-horizontal-align="justify" draw:textarea-vertical-align="middle" draw:auto-grow-height="false" fo:min-height="1.164cm" fo:min-width="1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66ff99" draw:textarea-horizontal-align="justify" draw:textarea-vertical-align="middle" draw:auto-grow-height="false" fo:min-height="1.164cm" fo:min-width="1.2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custom-shape draw:name="Shape1" draw:style-name="gr2" draw:text-style-name="P2" svg:width="1.535cm" svg:height="0.927cm" svg:x="2.533cm" svg:y="10.543cm"><text:p text:style-name="P2">User</text:p><draw:enhanced-geometry svg:viewBox="0 0 21600 21600" draw:type="rectangle" draw:enhanced-path="M 0 0 L 21600 0 21600 21600 0 21600 0 0 Z N"/></draw:custom-shape><draw:custom-shape draw:name="Shape2" draw:style-name="gr3" draw:text-style-name="P3" svg:width="1.562cm" svg:height="0.953cm" svg:x="1.845cm" svg:y="7.844cm"><text:p text:style-name="P3"><text:span text:style-name="T1">U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0.284cm" svg:y="8.638cm"><text:p text:style-name="P2">F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4" draw:text-style-name="P2" svg:width="1.879cm" svg:height="0.953cm" svg:x="-1.277cm" svg:y="9.299cm"><text:p text:style-name="P2">L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0.602cm" svg:y="9.987cm"><text:p text:style-name="P2"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3.697cm" svg:y="7.791cm"><text:p text:style-name="P2">Ci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4.068cm" svg:y="8.955cm"><text:p text:style-name="P2">Pincod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-1.171cm" svg:y="10.728cm"><text:p text:style-name="P2">Mobi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0.893cm" svg:y="11.627cm"><text:p text:style-name="P2">E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3" draw:text-style-name="P2" svg:width="1.562cm" svg:height="0.953cm" svg:x="4.465cm" svg:y="10.119cm"><text:p text:style-name="P2"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5" draw:text-style-name="P2" svg:width="2.144cm" svg:height="0.9cm" svg:x="-1.568cm" svg:y="12.051cm"><text:p text:style-name="P2">Ent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6" draw:text-style-name="P2" svg:x1="2.295cm" svg:y1="11.839cm" svg:x2="2.904cm" svg:y2="11.469cm"><text:p/></draw:line><draw:line draw:name="Shape4" draw:style-name="gr6" draw:text-style-name="P2" svg:x1="-0.219cm" svg:y1="12.051cm" svg:x2="2.533cm" svg:y2="11.231cm"><text:p/></draw:line><draw:line draw:name="Shape5" draw:style-name="gr6" draw:text-style-name="P2" svg:x1="0.39cm" svg:y1="11.231cm" svg:x2="2.533cm" svg:y2="11.019cm"><text:p/></draw:line><draw:line draw:name="Shape6" draw:style-name="gr6" draw:text-style-name="P2" svg:x1="2.163cm" svg:y1="10.675cm" svg:x2="2.533cm" svg:y2="10.675cm"><text:p/></draw:line><draw:line draw:name="Shape7" draw:style-name="gr6" draw:text-style-name="P2" svg:x1="0.602cm" svg:y1="9.802cm" svg:x2="2.798cm" svg:y2="10.543cm"><text:p/></draw:line><draw:line draw:name="Shape8" draw:style-name="gr6" draw:text-style-name="P2" svg:x1="1.845cm" svg:y1="9.352cm" svg:x2="3.406cm" svg:y2="10.543cm"><text:p/></draw:line><draw:line draw:name="Shape9" draw:style-name="gr6" draw:text-style-name="P2" svg:x1="3.115cm" svg:y1="8.796cm" svg:x2="3.406cm" svg:y2="10.542cm"><text:p/></draw:line><draw:line draw:name="Shape10" draw:style-name="gr6" draw:text-style-name="P2" svg:x1="3.856cm" svg:y1="8.611cm" svg:x2="3.406cm" svg:y2="10.542cm"><text:p/></draw:line><draw:line draw:name="Shape11" draw:style-name="gr6" draw:text-style-name="P2" svg:x1="4.253cm" svg:y1="9.749cm" svg:x2="3.644cm" svg:y2="10.543cm"><text:p/></draw:line><draw:line draw:name="Shape12" draw:style-name="gr6" draw:text-style-name="P2" svg:x1="4.465cm" svg:y1="10.807cm" svg:x2="4.068cm" svg:y2="10.939cm"><text:p/></draw:line></draw:g><draw:g text:anchor-type="paragraph" draw:z-index="1" draw:style-name="gr1"><draw:custom-shape draw:name="Shape13" draw:style-name="gr7" draw:text-style-name="P2" svg:width="1.879cm" svg:height="0.847cm" svg:x="11.635cm" svg:y="10.357cm"><text:p text:style-name="P2">Item</text:p><draw:enhanced-geometry svg:viewBox="0 0 21600 21600" draw:type="rectangle" draw:enhanced-path="M 0 0 L 21600 0 21600 21600 0 21600 0 0 Z N"/></draw:custom-shape><draw:custom-shape draw:name="Shape14" draw:style-name="gr8" draw:text-style-name="P3" svg:width="1.43cm" svg:height="0.847cm" svg:x="11.185cm" svg:y="8.452cm"><text:p text:style-name="P3"><text:span text:style-name="T1">I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2.614cm" svg:y="8.452cm"><text:p text:style-name="P2">I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3.751cm" svg:y="9.14cm"><text:p text:style-name="P2">Det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3.963cm" svg:y="10.172cm"><text:p text:style-name="P2">Pri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4.307cm" svg:y="8.029cm"><text:p text:style-name="P2"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5.392cm" svg:y="9.458cm"><text:p text:style-name="P2">Q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4" draw:style-name="gr8" draw:text-style-name="P2" svg:width="1.43cm" svg:height="0.847cm" svg:x="13.46cm" svg:y="11.336cm"><text:p text:style-name="P2">C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5" draw:text-style-name="P2" svg:width="2.144cm" svg:height="0.9cm" svg:x="15.021cm" svg:y="11.019cm"><text:p text:style-name="P2">Ent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5" draw:style-name="gr6" draw:text-style-name="P2" svg:x1="11.873cm" svg:y1="9.299cm" svg:x2="12.085cm" svg:y2="10.357cm"><text:p/></draw:line><draw:line draw:name="Shape16" draw:style-name="gr6" draw:text-style-name="P2" svg:x1="12.957cm" svg:y1="9.299cm" svg:x2="12.825cm" svg:y2="10.357cm"><text:p/></draw:line><draw:line draw:name="Shape17" draw:style-name="gr6" draw:text-style-name="P2" svg:x1="14.307cm" svg:y1="8.664cm" svg:x2="12.958cm" svg:y2="10.357cm"><text:p/></draw:line><draw:line draw:name="Shape18" draw:style-name="gr6" draw:text-style-name="P2" svg:x1="13.937cm" svg:y1="9.987cm" svg:x2="13.302cm" svg:y2="10.357cm"><text:p/></draw:line><draw:line draw:name="Shape19" draw:style-name="gr6" draw:text-style-name="P2" svg:x1="13.461cm" svg:y1="11.707cm" svg:x2="12.905cm" svg:y2="11.204cm"><text:p/></draw:line><draw:line draw:name="Shape20" draw:style-name="gr6" draw:text-style-name="P2" svg:x1="13.963cm" svg:y1="10.701cm" svg:x2="13.513cm" svg:y2="10.727cm"><text:p/></draw:line><draw:line draw:name="Shape21" draw:style-name="gr6" draw:text-style-name="P2" svg:x1="15.392cm" svg:y1="9.934cm" svg:x2="13.513cm" svg:y2="10.357cm"><text:p/></draw:line><draw:line draw:name="Shape22" draw:style-name="gr6" draw:text-style-name="P2" svg:x1="15.021cm" svg:y1="11.416cm" svg:x2="13.513cm" svg:y2="10.966cm"><text:p/></draw:line></draw:g><draw:g text:anchor-type="paragraph" draw:z-index="2" draw:style-name="gr1"><draw:custom-shape draw:name="Shape1" draw:style-name="gr9" draw:text-style-name="P2" svg:width="2.276cm" svg:height="0.874cm" svg:x="1.457cm" svg:y="2.208cm"><text:p text:style-name="P2">Feedback</text:p><draw:enhanced-geometry svg:viewBox="0 0 21600 21600" draw:type="rectangle" draw:enhanced-path="M 0 0 L 21600 0 21600 21600 0 21600 0 0 Z N"/></draw:custom-shape><draw:custom-shape draw:name="Shape2" draw:style-name="gr10" draw:text-style-name="P3" svg:width="1.086cm" svg:height="0.742cm" svg:x="0.425cm" svg:y="0.7cm"><text:p text:style-name="P2"><text:span text:style-name="T1">F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1" svg:width="1.112cm" svg:height="0.768cm" svg:x="-0.422cm" svg:y="1.414cm"><text:p>U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2" svg:width="1.826cm" svg:height="0.768cm" svg:x="-0.898cm" svg:y="2.473cm"><text:p>U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2" svg:width="1.826cm" svg:height="0.768cm" svg:x="-0.21cm" svg:y="3.61cm"><text:p>Mess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2" svg:width="1.826cm" svg:height="0.768cm" svg:x="1.88cm" svg:y="0.647cm"><text:p>Ent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4" draw:style-name="gr6" draw:text-style-name="P2" svg:x1="2.7cm" svg:y1="1.414cm" svg:x2="2.7cm" svg:y2="2.208cm"><text:p/></draw:line><draw:line draw:name="Shape5" draw:style-name="gr6" draw:text-style-name="P2" svg:x1="1.192cm" svg:y1="1.441cm" svg:x2="2.145cm" svg:y2="2.208cm"><text:p/></draw:line><draw:line draw:name="Shape6" draw:style-name="gr6" draw:text-style-name="P2" svg:x1="0.928cm" svg:y1="2.896cm" svg:x2="1.457cm" svg:y2="2.764cm"><text:p/></draw:line><draw:line draw:name="Shape8" draw:style-name="gr13" draw:text-style-name="P2" svg:x1="0.69cm" svg:y1="1.917cm" svg:x2="1.457cm" svg:y2="2.446cm"><text:p/></draw:line><draw:line draw:name="Shape7" draw:style-name="gr6" draw:text-style-name="P2" svg:x1="1.616cm" svg:y1="3.875cm" svg:x2="2.119cm" svg:y2="3.081cm"><text:p/></draw:line></draw:g><draw:g text:anchor-type="paragraph" draw:z-index="4" draw:style-name="gr1"><draw:custom-shape draw:name="Shape15" draw:style-name="gr19" draw:text-style-name="P2" svg:width="2.276cm" svg:height="0.953cm" svg:x="2.057cm" svg:y="20.042cm"><text:p text:style-name="P2">Payment</text:p><draw:enhanced-geometry svg:viewBox="0 0 21600 21600" draw:type="rectangle" draw:enhanced-path="M 0 0 L 21600 0 21600 21600 0 21600 0 0 Z N"/></draw:custom-shape><draw:custom-shape draw:name="Shape16" draw:style-name="gr20" draw:text-style-name="P4" svg:width="1.112cm" svg:height="0.662cm" svg:x="0.602cm" svg:y="20.095cm"><text:p><text:span text:style-name="T1">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0.549cm" svg:y="21.179cm"><text:p>U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1.978cm" svg:y="21.656cm"><text:p>U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3.407cm" svg:y="21.656cm"><text:p>Amou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4.624cm" svg:y="21.021cm"><text:p>Typ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0.708cm" svg:y="22.344cm"><text:p>Ban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2.613cm" svg:y="22.767cm"><text:p>Bran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4.333cm" svg:y="22.661cm"><text:p>CV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1" svg:width="1.43cm" svg:height="0.821cm" svg:x="4.677cm" svg:y="19.883cm"><text:p>Card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" draw:style-name="gr22" svg:width="2.514cm" svg:height="0.847cm" svg:x="6.264cm" svg:y="20.492cm"><text:p>Ent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8" draw:style-name="gr6" draw:text-style-name="P2" svg:x1="1.713cm" svg:y1="20.465cm" svg:x2="2.057cm" svg:y2="20.465cm"><text:p/></draw:line><draw:line draw:name="Shape19" draw:style-name="gr6" draw:text-style-name="P2" svg:x1="1.528cm" svg:y1="21.179cm" svg:x2="2.057cm" svg:y2="20.994cm"><text:p/></draw:line><draw:line draw:name="Shape20" draw:style-name="gr6" draw:text-style-name="P2" svg:x1="1.449cm" svg:y1="22.343cm" svg:x2="2.428cm" svg:y2="20.994cm"><text:p/></draw:line><draw:line draw:name="Shape21" draw:style-name="gr13" draw:text-style-name="P2" svg:x1="2.613cm" svg:y1="21.655cm" svg:x2="2.613cm" svg:y2="20.994cm"><text:p/></draw:line><draw:line draw:name="Shape22" draw:style-name="gr6" draw:text-style-name="P2" svg:x1="4.677cm" svg:y1="20.253cm" svg:x2="4.333cm" svg:y2="20.279cm"><text:p/></draw:line><draw:line draw:name="Shape23" draw:style-name="gr6" draw:text-style-name="P2" svg:x1="6.264cm" svg:y1="20.836cm" svg:x2="4.333cm" svg:y2="20.677cm"><text:p/></draw:line><draw:line draw:name="Shape24" draw:style-name="gr6" draw:text-style-name="P2" svg:x1="4.624cm" svg:y1="21.232cm" svg:x2="4.333cm" svg:y2="20.994cm"><text:p/></draw:line><draw:line draw:name="Shape25" draw:style-name="gr6" draw:text-style-name="P2" svg:x1="5.576cm" svg:y1="22.793cm" svg:x2="4.147cm" svg:y2="20.994cm"><text:p/></draw:line><draw:line draw:name="Shape26" draw:style-name="gr6" draw:text-style-name="P2" svg:x1="3.83cm" svg:y1="21.655cm" svg:x2="3.83cm" svg:y2="20.994cm"><text:p/></draw:line><draw:line draw:name="Shape27" draw:style-name="gr6" draw:text-style-name="P2" svg:x1="3.38cm" svg:y1="22.767cm" svg:x2="3.354cm" svg:y2="20.994cm"><text:p/></draw:line></draw:g><draw:g text:anchor-type="paragraph" draw:z-index="3" draw:style-name="gr1"><draw:custom-shape draw:name="Shape1" draw:style-name="gr14" draw:text-style-name="P2" svg:width="1.826cm" svg:height="0.742cm" svg:x="13.222cm" svg:y="15.12cm"><text:p text:style-name="P2">Order</text:p><draw:enhanced-geometry svg:viewBox="0 0 21600 21600" draw:type="rectangle" draw:enhanced-path="M 0 0 L 21600 0 21600 21600 0 21600 0 0 Z N"/></draw:custom-shape><draw:custom-shape draw:name="Shape2" draw:style-name="gr15" draw:text-style-name="P4" svg:width="1.747cm" svg:height="0.874cm" svg:x="11.238cm" svg:y="13.638cm"><text:p><text:span text:style-name="T1">Ord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3.275cm" svg:y="13.612cm"><text:p>U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4.678cm" svg:y="13.771cm"><text:p>I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5.551cm" svg:y="14.75cm"><text:p>U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3.275cm" svg:y="13.612cm"><text:p>U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6.292cm" svg:y="13.665cm"><text:p>I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5.233cm" svg:y="15.676cm"><text:p>Q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6.768cm" svg:y="15.332cm"><text:p>Pri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3.566cm" svg:y="16.152cm"><text:p>TPri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7.509cm" svg:y="14.432cm"><text:p>Stat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6" svg:width="1.218cm" svg:height="0.768cm" svg:x="14.625cm" svg:y="17.052cm"><text:p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17" svg:width="1.959cm" svg:height="0.689cm" svg:x="11.423cm" svg:y="16.761cm"><text:p>Ent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4" draw:style-name="gr6" draw:text-style-name="P2" svg:x1="12.64cm" svg:y1="14.379cm" svg:x2="13.645cm" svg:y2="15.12cm"><text:p/></draw:line><draw:line draw:name="Shape5" draw:style-name="gr18" draw:text-style-name="P2" svg:x1="13.99cm" svg:y1="14.379cm" svg:x2="13.99cm" svg:y2="15.12cm"><text:p/></draw:line><draw:line draw:name="Shape6" draw:style-name="gr18" draw:text-style-name="P2" svg:x1="14.889cm" svg:y1="14.538cm" svg:x2="14.307cm" svg:y2="15.12cm"><text:p/></draw:line><draw:line draw:name="Shape7" draw:style-name="gr6" draw:text-style-name="P2" svg:x1="16.291cm" svg:y1="14.141cm" svg:x2="14.651cm" svg:y2="15.12cm"><text:p/></draw:line><draw:line draw:name="Shape8" draw:style-name="gr6" draw:text-style-name="P2" svg:x1="15.551cm" svg:y1="15.12cm" svg:x2="15.048cm" svg:y2="15.332cm"><text:p/></draw:line><draw:line draw:name="Shape9" draw:style-name="gr6" draw:text-style-name="P2" svg:x1="17.509cm" svg:y1="14.935cm" svg:x2="15.048cm" svg:y2="15.649cm"><text:p/></draw:line><draw:line draw:name="Shape10" draw:style-name="gr6" draw:text-style-name="P2" svg:x1="16.768cm" svg:y1="15.781cm" svg:x2="15.048cm" svg:y2="15.649cm"><text:p/></draw:line><draw:line draw:name="Shape11" draw:style-name="gr6" draw:text-style-name="P2" svg:x1="15.233cm" svg:y1="16.152cm" svg:x2="14.863cm" svg:y2="15.861cm"><text:p/></draw:line><draw:line draw:name="Shape12" draw:style-name="gr6" draw:text-style-name="P2" svg:x1="15.26cm" svg:y1="17.052cm" svg:x2="14.731cm" svg:y2="15.861cm"><text:p/></draw:line><draw:line draw:name="Shape13" draw:style-name="gr6" draw:text-style-name="P2" svg:x1="14.148cm" svg:y1="16.152cm" svg:x2="14.148cm" svg:y2="15.861cm"><text:p/></draw:line><draw:line draw:name="Shape14" draw:style-name="gr6" draw:text-style-name="P2" svg:x1="12.746cm" svg:y1="16.761cm" svg:x2="13.513cm" svg:y2="15.861cm"><text:p/></draw:line></draw:g><draw:custom-shape text:anchor-type="paragraph" draw:z-index="5" draw:name="Shape1" draw:style-name="gr23" draw:text-style-name="P5" svg:width="2.514cm" svg:height="2.329cm" svg:x="2.268cm" svg:y="14.75cm"><text:p text:style-name="P2">PA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2" draw:style-name="gr24" draw:text-style-name="P2" svg:x1="3.485cm" svg:y1="11.469cm" svg:x2="3.511cm" svg:y2="14.75cm"><text:p/></draw:line><draw:line text:anchor-type="paragraph" draw:z-index="7" draw:name="Shape3" draw:style-name="gr24" draw:text-style-name="P2" svg:x1="3.538cm" svg:y1="20.041cm" svg:x2="3.538cm" svg:y2="17.078cm"><text:p/></draw:line><draw:custom-shape text:anchor-type="paragraph" draw:z-index="8" draw:name="Shape1" draw:style-name="gr25" draw:text-style-name="P6" svg:width="2.514cm" svg:height="2.329cm" svg:x="7.243cm" svg:y="9.723cm"><text:p>BUY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" draw:name="Shape4" draw:style-name="gr24" draw:text-style-name="P2" svg:x1="11.635cm" svg:y1="10.86cm" svg:x2="9.756cm" svg:y2="10.913cm"><text:p/></draw:line><draw:line text:anchor-type="paragraph" draw:z-index="10" draw:name="Shape5" draw:style-name="gr24" draw:text-style-name="P2" svg:x1="4.068cm" svg:y1="11.152cm" svg:x2="7.243cm" svg:y2="10.887cm"><text:p/></draw:line><draw:custom-shape text:anchor-type="paragraph" draw:z-index="11" draw:name="Shape1" draw:style-name="gr25" draw:text-style-name="P7" svg:width="2.514cm" svg:height="2.329cm" svg:x="6.184cm" svg:y="14.617cm"><text:p text:style-name="P2">CREATE from</text:p><text:p text:style-name="P2">Item List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12" draw:name="Shape6" draw:style-name="gr24" draw:text-style-name="P2" svg:x1="4.068cm" svg:y1="11.469cm" svg:x2="7.031cm" svg:y2="15.041cm"><text:p/></draw:line><draw:line text:anchor-type="paragraph" draw:z-index="13" draw:name="Shape7" draw:style-name="gr24" draw:text-style-name="P2" svg:x1="8.698cm" svg:y1="15.808cm" svg:x2="13.222cm" svg:y2="15.676cm"><text:p/></draw:line><draw:line text:anchor-type="paragraph" draw:z-index="14" draw:name="Shape8" draw:style-name="gr24" draw:text-style-name="P2" svg:x1="7.825cm" svg:y1="14.961cm" svg:x2="11.635cm" svg:y2="11.204cm"><text:p/></draw:line><draw:custom-shape text:anchor-type="paragraph" draw:z-index="15" draw:name="Shape1" draw:style-name="gr25" draw:text-style-name="P6" svg:width="2.514cm" svg:height="2.329cm" svg:x="1.845cm" svg:y="4.034cm"><text:p>GI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6" draw:name="Shape9" draw:style-name="gr24" draw:text-style-name="P2" svg:x1="3.089cm" svg:y1="3.082cm" svg:x2="3.115cm" svg:y2="4.035cm"><text:p/></draw:line><draw:line text:anchor-type="paragraph" draw:z-index="17" draw:name="Shape10" draw:style-name="gr24" draw:text-style-name="P2" svg:x1="3.089cm" svg:y1="6.362cm" svg:x2="3.115cm" svg:y2="10.54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56:35.857000000</meta:creation-date>
    <dc:date>2017-06-20T12:23:11.857000000</dc:date>
    <meta:editing-duration>PT5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1.3$Windows_X86_64 LibreOffice_project/89f508ef3ecebd2cfb8e1def0f0ba9a803b88a6d</meta:generator>
  </office:meta>
</office:document-meta>
</file>